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8c22" officeooo:paragraph-rsid="00198c22"/>
    </style:style>
    <style:style style:name="P2" style:family="paragraph" style:parent-style-name="Standard">
      <style:text-properties fo:font-size="10pt" fo:font-weight="bold" officeooo:paragraph-rsid="001b14de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rsid="001c8199" officeooo:paragraph-rsid="001c8199"/>
    </style:style>
    <style:style style:name="P4" style:family="paragraph" style:parent-style-name="Standard">
      <style:text-properties officeooo:rsid="001da825" officeooo:paragraph-rsid="001da825"/>
    </style:style>
    <style:style style:name="P5" style:family="paragraph" style:parent-style-name="Standard">
      <style:text-properties fo:font-variant="normal" fo:text-transform="none" fo:color="#1c1d1f" loext:opacity="100%" style:font-name="sf pro text" fo:font-size="8pt" fo:letter-spacing="normal" fo:font-style="normal" fo:font-weight="normal" officeooo:paragraph-rsid="00198c22" loext:padding="0in" loext:border="none"/>
    </style:style>
    <style:style style:name="P6" style:family="paragraph" style:parent-style-name="Standard">
      <style:text-properties fo:font-variant="normal" fo:text-transform="none" fo:color="#1c1d1f" loext:opacity="100%" style:font-name="sf pro text" fo:font-size="10pt" fo:letter-spacing="normal" fo:font-style="normal" fo:font-weight="bold" officeooo:paragraph-rsid="001b14de" style:font-size-asian="10pt" style:font-weight-asian="bold" style:font-size-complex="10pt" style:font-weight-complex="bold" loext:padding="0in" loext:border="none"/>
    </style:style>
    <style:style style:name="P7" style:family="paragraph" style:parent-style-name="Standard">
      <style:text-properties fo:font-variant="normal" fo:text-transform="none" fo:color="#1c1d1f" loext:opacity="100%" style:font-name="sf pro text" fo:font-size="10pt" fo:letter-spacing="normal" fo:font-style="normal" fo:font-weight="bold" officeooo:rsid="001c8199" officeooo:paragraph-rsid="001c8199" style:font-size-asian="10pt" style:font-weight-asian="bold" style:font-size-complex="10pt" style:font-weight-complex="bold" loext:padding="0in" loext:border="none"/>
    </style:style>
    <style:style style:name="P8" style:family="paragraph" style:parent-style-name="Text_20_body">
      <style:text-properties fo:font-variant="normal" fo:text-transform="none" fo:color="#1c1d1f" loext:opacity="100%" style:font-name="sf pro text" fo:font-size="10pt" fo:letter-spacing="normal" fo:font-style="normal" fo:font-weight="bold" officeooo:paragraph-rsid="001da825" style:font-size-asian="10pt" style:font-weight-asian="bold" style:font-size-complex="10pt" style:font-weight-complex="bold" loext:padding="0in" loext:border="none"/>
    </style:style>
    <style:style style:name="P9" style:family="paragraph" style:parent-style-name="Text_20_body">
      <style:text-properties fo:font-variant="normal" fo:text-transform="none" fo:color="#1c1d1f" loext:opacity="100%" style:font-name="sf pro text" fo:font-size="11pt" fo:letter-spacing="normal" fo:font-style="normal" fo:font-weight="bold" officeooo:rsid="001c8199" officeooo:paragraph-rsid="001c8199" style:font-size-asian="11pt" style:font-weight-asian="bold" style:font-size-complex="11pt" style:font-weight-complex="bold" loext:padding="0in" loext:border="none"/>
    </style:style>
    <style:style style:name="P10" style:family="paragraph" style:parent-style-name="Text_20_body">
      <style:text-properties officeooo:paragraph-rsid="00198c22"/>
    </style:style>
    <style:style style:name="P11" style:family="paragraph" style:parent-style-name="Text_20_body">
      <style:text-properties fo:font-size="9pt" fo:font-weight="bold" officeooo:paragraph-rsid="001b14de" style:font-size-asian="9pt" style:font-weight-asian="bold" style:font-size-complex="9pt" style:font-weight-complex="bold"/>
    </style:style>
    <style:style style:name="P12" style:family="paragraph" style:parent-style-name="Text_20_body">
      <style:text-properties fo:font-size="11pt" fo:font-weight="bold" officeooo:paragraph-rsid="001b14de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variant="normal" fo:text-transform="none" fo:color="#401b9c" loext:opacity="100%" style:font-name="sf pro text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officeooo:rsid="0021739d" officeooo:paragraph-rsid="0021739d"/>
    </style:style>
    <style:style style:name="P15" style:family="paragraph" style:parent-style-name="Standard" style:list-style-name="Numbering_20_123">
      <style:text-properties officeooo:rsid="00198c22" officeooo:paragraph-rsid="00198c22"/>
    </style:style>
    <style:style style:name="P16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officeooo:rsid="0021739d" officeooo:paragraph-rsid="0021739d"/>
    </style:style>
    <style:style style:name="P17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1739d" officeooo:paragraph-rsid="0021739d" style:font-weight-asian="bold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477fd" officeooo:paragraph-rsid="002477fd" style:font-weight-asian="bold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5c0ab" officeooo:paragraph-rsid="0025c0ab" style:font-weight-asian="bold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6f6aa" officeooo:paragraph-rsid="0026f6aa" style:font-weight-asian="bold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6fff2" officeooo:paragraph-rsid="0026fff2" style:font-weight-asian="bold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70b04" officeooo:paragraph-rsid="00270b04" style:font-weight-asian="bold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778d6" officeooo:paragraph-rsid="002778d6" style:font-weight-asian="bold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96109" officeooo:paragraph-rsid="00296109" style:font-weight-asian="bold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style:line-height-at-least="0.1736in" fo:orphans="60" fo:widows="2" fo:text-indent="0in" style:auto-text-indent="false" fo:padding="0in" fo:border="none"/>
      <style:text-properties fo:font-weight="bold" officeooo:rsid="002a213a" officeooo:paragraph-rsid="002a213a" style:font-weight-asian="bold" style:font-weight-complex="bold"/>
    </style:style>
    <style:style style:name="T1" style:family="text">
      <style:text-properties officeooo:rsid="00198c22"/>
    </style:style>
    <style:style style:name="T2" style:family="text">
      <style:text-properties fo:color="#1c1d1f" loext:opacity="100%"/>
    </style:style>
    <style:style style:name="T3" style:family="text">
      <style:text-properties fo:font-variant="normal" fo:text-transform="none" fo:color="#1c1d1f" loext:opacity="100%" style:font-name="sf pro text" fo:font-size="9pt" fo:letter-spacing="normal" fo:font-style="normal" fo:font-weight="bold" style:font-size-asian="9pt" style:font-weight-asian="bold" style:font-size-complex="9pt" style:font-weight-complex="bold" loext:padding="0in" loext:border="none"/>
    </style:style>
    <style:style style:name="T4" style:family="text">
      <style:text-properties fo:font-variant="normal" fo:text-transform="none" fo:color="#1c1d1f" loext:opacity="100%" style:font-name="sf pro text" fo:font-size="9pt" fo:letter-spacing="normal" fo:font-style="normal" fo:font-weight="bold" officeooo:rsid="00198c22" style:font-size-asian="9pt" style:font-weight-asian="bold" style:font-size-complex="9pt" style:font-weight-complex="bold" loext:padding="0in" loext:border="none"/>
    </style:style>
    <style:style style:name="T5" style:family="text">
      <style:text-properties fo:font-variant="normal" fo:text-transform="none" fo:color="#1c1d1f" loext:opacity="100%" style:font-name="sf pro text" fo:letter-spacing="normal" fo:font-style="normal" officeooo:rsid="00198c22"/>
    </style:style>
    <style:style style:name="T6" style:family="text">
      <style:text-properties fo:font-variant="normal" fo:text-transform="none" fo:color="#1c1d1f" loext:opacity="100%" style:font-name="sf pro text" fo:letter-spacing="normal" fo:font-style="normal" officeooo:rsid="00198c22" loext:padding="0in" loext:border="none"/>
    </style:style>
    <style:style style:name="T7" style:family="text">
      <style:text-properties fo:font-variant="normal" fo:text-transform="none" fo:color="#1c1d1f" loext:opacity="100%" style:font-name="sf pro text" fo:letter-spacing="normal" fo:font-style="normal" loext:padding="0in" loext:border="none"/>
    </style:style>
    <style:style style:name="T8" style:family="text">
      <style:text-properties fo:font-variant="normal" fo:text-transform="none" fo:color="#1c1d1f" loext:opacity="100%" style:font-name="sf pro text" fo:letter-spacing="normal" fo:font-style="normal" officeooo:rsid="001b14de" loext:padding="0in" loext:border="none"/>
    </style:style>
    <style:style style:name="T9" style:family="text">
      <style:text-properties fo:font-variant="normal" fo:text-transform="none" fo:color="#401b9c" loext:opacity="100%" style:font-name="sf pro text" fo:letter-spacing="normal" fo:font-style="normal" loext:padding="0in" loext:border="none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officeooo:rsid="001da825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eb9b3"/>
    </style:style>
    <style:style style:name="T14" style:family="text">
      <style:text-properties officeooo:rsid="0025c0ab"/>
    </style:style>
    <style:style style:name="T15" style:family="text">
      <style:text-properties officeooo:rsid="0026fff2"/>
    </style:style>
    <style:style style:name="T16" style:family="text">
      <style:text-properties officeooo:rsid="00270b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1">Java script there is six primitive data type </text:p>
      <text:list xml:id="list3475190490" text:style-name="Numbering_20_123">
        <text:list-item>
          <text:p text:style-name="P15">string,</text:p>
        </text:list-item>
        <text:list-item>
          <text:p text:style-name="P15">number,</text:p>
        </text:list-item>
        <text:list-item>
          <text:p text:style-name="P15">boolean,</text:p>
        </text:list-item>
        <text:list-item>
          <text:p text:style-name="P15">null,</text:p>
        </text:list-item>
        <text:list-item>
          <text:p text:style-name="P15">undefined,</text:p>
        </text:list-item>
        <text:list-item>
          <text:p text:style-name="P15">symbol</text:p>
        </text:list-item>
      </text:list>
      <text:p text:style-name="P10"><text:span text:style-name="T3">value types – undefined and null – is tha</text:span><text:span text:style-name="T4">t </text:span><text:span text:style-name="T3">you shouldn't assign undefined value to any variable manually.</text:span></text:p>
      <text:p text:style-name="P11"><text:span text:style-name="T6">Reference</text:span><text:span text:style-name="T9"> type</text:span></text:p>
      <text:p text:style-name="P12"><text:span text:style-name="T8">Variables declarations</text:span><text:span text:style-name="T7"> </text:span></text:p>
      <text:p text:style-name="P9">VAR <text:s/>LET <text:s/>CONST</text:p>
      <text:p text:style-name="P2"><text:span text:style-name="T5">With var and let you can declare variable and later on assign</text:span><text:span text:style-name="T1"> </text:span><text:span text:style-name="T6">value to it, With con</text:span><text:span text:style-name="T8">s</text:span><text:span text:style-name="T6">t </text:span><text:span text:style-name="T7">it's not possible. And second difference is that with var and let <text:s/>you can reassign values to the variables, but with const it's not possible. If you will try to reassign value to the variable declared with const.</text:span></text:p>
      <text:p text:style-name="P6"/>
      <text:p text:style-name="P7">If you use “const” you must declare the variable and assign value to it at the same time</text:p>
      <text:p text:style-name="P3">let a = 10;</text:p>
      <text:p text:style-name="P3">a = 20; <text:s text:c="41"/></text:p>
      <text:p text:style-name="P3">var b = true; <text:s text:c="20"/></text:p>
      <text:p text:style-name="P3">b = false; <text:s text:c="13"/></text:p>
      <text:p text:style-name="P3"/>
      <text:p text:style-name="P3">const a = 10;</text:p>
      <text:p text:style-name="P3">a = 20; //Type error: assignment to constant variable <text:s text:c="3"/></text:p>
      <text:p text:style-name="P4">(value can’t be reassigned)</text:p>
      <text:p text:style-name="P4"/>
      <text:p text:style-name="P8"><text:span text:style-name="T11">with var and let you can declare variable and later on assign </text:span>value to it, With const You must declare variable and assign value to it on one line of code. <text:span text:style-name="T10">you can reassign values to the variables, but with const it's not possible. If you will try to reassign</text:span></text:p>
      <text:p text:style-name="P13"><text:span text:style-name="T13">i</text:span><text:span text:style-name="T12">f you will try to access variable before its actual declaration in the code </text:span><text:span text:style-name="T2">you will get ReferenceError:</text:span></text:p>
      <text:p text:style-name="P14">Type of variables</text:p>
      <text:p text:style-name="P14">static /dynamic</text:p>
      <text:p text:style-name="P14">java script is dynamically type language </text:p>
      <text:p text:style-name="P17"/>
      <text:p text:style-name="P18">Object in Javascript<text:span text:style-name="T15">(object is collection of name nd value)</text:span></text:p>
      <text:p text:style-name="P18">every function in javascript is an object </text:p>
      <text:p text:style-name="P18">* <text:span text:style-name="T14">global object</text:span></text:p>
      <text:p text:style-name="P19">1 window – web browser</text:p>
      <text:p text:style-name="P19">2 global – node.js</text:p>
      <text:p text:style-name="P20">property of obect which hold funtion as a value is called method </text:p>
      <text:p text:style-name="P20"/>
      <text:p text:style-name="P21"/>
      <text:p text:style-name="P21"><text:soft-page-break/></text:p>
      <text:p text:style-name="P21">FUNCTION: function is reusable of set of statement of code /<text:span text:style-name="T16">function is an object</text:span></text:p>
      <text:p text:style-name="P22">functions can be </text:p>
      <text:p text:style-name="P22">1&gt;a variable with a value</text:p>
      <text:p text:style-name="P22">2&gt;assigned as a value to the other variable </text:p>
      <text:p text:style-name="P22">3&gt;anonymous </text:p>
      <text:p text:style-name="P22">4&gt;used as argument in the call to the other function</text:p>
      <text:p text:style-name="P22">5&gt;value of the property in the object </text:p>
      <text:p text:style-name="P23">6&gt;functions is an object </text:p>
      <text:p text:style-name="P25">syntax:</text:p>
      <text:p text:style-name="P25">function myfname(){}</text:p>
      <text:p text:style-name="P25">myfname();//call fun</text:p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2T00:51:52.082000000</dc:date>
    <meta:editing-duration>PT2H52M49S</meta:editing-duration>
    <meta:editing-cycles>9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42" meta:word-count="321" meta:character-count="1858" meta:non-whitespace-character-count="1487"/>
  </office:meta>
</office:document-meta>
</file>